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31pt double #3c3c3c" style:border-line-width-right="0.011cm 0.035cm 0.011cm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8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31pt double #3c3c3c" style:border-line-width-right="0.011cm 0.035cm 0.011cm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3c3c3c" style:border-line-width-right="0.011cm 0.035cm 0.011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31pt double #3c3c3c" style:border-line-width-right="0.011cm 0.035cm 0.011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31pt double #3c3c3c" style:border-line-width-right="0.011cm 0.035cm 0.011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double #3c3c3c" style:border-line-width-left="0.011cm 0.035cm 0.011cm" style:direction="ltr" fo:padding="0.071cm" fo:border-right="0.31pt double #3c3c3c" style:border-line-width-right="0.011cm 0.035cm 0.011cm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double #3c3c3c" style:border-line-width-left="0.011cm 0.035cm 0.011cm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1" table:number-columns-repeated="2" table:default-cell-style-name="ce8"/>
        <table:table-column table:style-name="co1" table:default-cell-style-name="ce13"/>
        <table:table-column table:style-name="co1" table:number-columns-repeated="2" table:default-cell-style-name="ce8"/>
        <table:table-column table:style-name="co1" table:default-cell-style-name="ce13"/>
        <table:table-column table:style-name="co1" table:number-columns-repeated="2" table:default-cell-style-name="ce8"/>
        <table:table-column table:style-name="co1" table:default-cell-style-name="ce13"/>
        <table:table-column table:style-name="co1" table:number-columns-repeated="2" table:default-cell-style-name="Default"/>
        <table:table-row table:style-name="ro1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1"/>
          <table:table-cell table:style-name="ce15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1"/>
          <table:table-cell table:style-name="ce16" office:value-type="string" table:number-columns-spanned="3" table:number-rows-spanned="1">
            <text:p>Arritmia</text:p>
          </table:table-cell>
          <table:covered-table-cell table:style-name="ce9"/>
          <table:covered-table-cell table:style-name="ce17"/>
          <table:table-cell table:number-columns-repeated="2"/>
        </table:table-row>
        <table:table-row table:style-name="ro1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2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2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8" office:value-type="string">
            <text:p>T</text:p>
          </table:table-cell>
          <table:table-cell/>
          <table:table-cell office:value-type="string">
            <text:p>AM1</text:p>
          </table:table-cell>
        </table:table-row>
        <table:table-row table:style-name="ro1">
          <table:table-cell office:value-type="string">
            <text:p>Partición 1-1</text:p>
          </table:table-cell>
          <table:table-cell office:value-type="float" office:value="94.386">
            <text:p>94,39</text:p>
          </table:table-cell>
          <table:table-cell office:value-type="float" office:value="66.67">
            <text:p>66,67</text:p>
          </table:table-cell>
          <table:table-cell office:value-type="float" office:value="198.48">
            <text:p>198,48</text:p>
          </table:table-cell>
          <table:table-cell office:value-type="float" office:value="72.78">
            <text:p>72,78</text:p>
          </table:table-cell>
          <table:table-cell office:value-type="float" office:value="38.89">
            <text:p>38,89</text:p>
          </table:table-cell>
          <table:table-cell office:value-type="float" office:value="224.5">
            <text:p>224,50</text:p>
          </table:table-cell>
          <table:table-cell office:value-type="float" office:value="65.285">
            <text:p>65,29</text:p>
          </table:table-cell>
          <table:table-cell office:value-type="float" office:value="47.84">
            <text:p>47,84</text:p>
          </table:table-cell>
          <table:table-cell office:value-type="float" office:value="810.73">
            <text:p>810,73</text:p>
          </table:table-cell>
          <table:table-cell table:number-columns-repeated="2"/>
        </table:table-row>
        <table:table-row table:style-name="ro1">
          <table:table-cell office:value-type="string">
            <text:p>Partición 1-2</text:p>
          </table:table-cell>
          <table:table-cell office:value-type="float" office:value="96.13">
            <text:p>96,13</text:p>
          </table:table-cell>
          <table:table-cell office:value-type="float" office:value="33.33">
            <text:p>33,33</text:p>
          </table:table-cell>
          <table:table-cell office:value-type="float" office:value="199.22">
            <text:p>199,22</text:p>
          </table:table-cell>
          <table:table-cell office:value-type="float" office:value="75">
            <text:p>75,00</text:p>
          </table:table-cell>
          <table:table-cell office:value-type="float" office:value="44.44">
            <text:p>44,44</text:p>
          </table:table-cell>
          <table:table-cell office:value-type="float" office:value="224.79">
            <text:p>224,79</text:p>
          </table:table-cell>
          <table:table-cell office:value-type="float" office:value="61.14">
            <text:p>61,14</text:p>
          </table:table-cell>
          <table:table-cell office:value-type="float" office:value="71.22">
            <text:p>71,22</text:p>
          </table:table-cell>
          <table:table-cell office:value-type="float" office:value="702.05">
            <text:p>702,05</text:p>
          </table:table-cell>
          <table:table-cell table:number-columns-repeated="2"/>
        </table:table-row>
        <table:table-row table:style-name="ro1">
          <table:table-cell office:value-type="string">
            <text:p>Partición 2-1</text:p>
          </table:table-cell>
          <table:table-cell office:value-type="float" office:value="95.79">
            <text:p>95,79</text:p>
          </table:table-cell>
          <table:table-cell office:value-type="float" office:value="33.33">
            <text:p>33,33</text:p>
          </table:table-cell>
          <table:table-cell office:value-type="float" office:value="204.23">
            <text:p>204,23</text:p>
          </table:table-cell>
          <table:table-cell office:value-type="float" office:value="68.89">
            <text:p>68,89</text:p>
          </table:table-cell>
          <table:table-cell office:value-type="float" office:value="52.22">
            <text:p>52,22</text:p>
          </table:table-cell>
          <table:table-cell office:value-type="float" office:value="230.78">
            <text:p>230,78</text:p>
          </table:table-cell>
          <table:table-cell office:value-type="float" office:value="69.95">
            <text:p>69,95</text:p>
          </table:table-cell>
          <table:table-cell office:value-type="float" office:value="68.35">
            <text:p>68,35</text:p>
          </table:table-cell>
          <table:table-cell office:value-type="float" office:value="835.4">
            <text:p>835,40</text:p>
          </table:table-cell>
          <table:table-cell table:number-columns-repeated="2"/>
        </table:table-row>
        <table:table-row table:style-name="ro1">
          <table:table-cell office:value-type="string">
            <text:p>Partición 2-2</text:p>
          </table:table-cell>
          <table:table-cell office:value-type="float" office:value="94.72">
            <text:p>94,72</text:p>
          </table:table-cell>
          <table:table-cell office:value-type="float" office:value="26.67">
            <text:p>26,67</text:p>
          </table:table-cell>
          <table:table-cell office:value-type="float" office:value="199.17">
            <text:p>199,17</text:p>
          </table:table-cell>
          <table:table-cell office:value-type="float" office:value="75">
            <text:p>75,00</text:p>
          </table:table-cell>
          <table:table-cell office:value-type="float" office:value="55.56">
            <text:p>55,56</text:p>
          </table:table-cell>
          <table:table-cell office:value-type="float" office:value="202.18">
            <text:p>202,18</text:p>
          </table:table-cell>
          <table:table-cell office:value-type="float" office:value="67.36">
            <text:p>67,36</text:p>
          </table:table-cell>
          <table:table-cell office:value-type="float" office:value="69.42">
            <text:p>69,42</text:p>
          </table:table-cell>
          <table:table-cell office:value-type="float" office:value="849.07">
            <text:p>849,07</text:p>
          </table:table-cell>
          <table:table-cell table:number-columns-repeated="2"/>
        </table:table-row>
        <table:table-row table:style-name="ro1">
          <table:table-cell office:value-type="string">
            <text:p>Partición 3-1</text:p>
          </table:table-cell>
          <table:table-cell office:value-type="float" office:value="96.14">
            <text:p>96,14</text:p>
          </table:table-cell>
          <table:table-cell office:value-type="float" office:value="50">
            <text:p>50,00</text:p>
          </table:table-cell>
          <table:table-cell office:value-type="float" office:value="197.49">
            <text:p>197,49</text:p>
          </table:table-cell>
          <table:table-cell office:value-type="float" office:value="72.78">
            <text:p>72,78</text:p>
          </table:table-cell>
          <table:table-cell office:value-type="float" office:value="31.11">
            <text:p>31,11</text:p>
          </table:table-cell>
          <table:table-cell office:value-type="float" office:value="217.91">
            <text:p>217,91</text:p>
          </table:table-cell>
          <table:table-cell office:value-type="float" office:value="67.88">
            <text:p>67,88</text:p>
          </table:table-cell>
          <table:table-cell office:value-type="float" office:value="69.78">
            <text:p>69,78</text:p>
          </table:table-cell>
          <table:table-cell office:value-type="float" office:value="718.12">
            <text:p>718,12</text:p>
          </table:table-cell>
          <table:table-cell table:number-columns-repeated="2"/>
        </table:table-row>
        <table:table-row table:style-name="ro1">
          <table:table-cell office:value-type="string">
            <text:p>Partición 3-2</text:p>
          </table:table-cell>
          <table:table-cell office:value-type="float" office:value="96.831">
            <text:p>96,83</text:p>
          </table:table-cell>
          <table:table-cell office:value-type="float" office:value="33.33">
            <text:p>33,33</text:p>
          </table:table-cell>
          <table:table-cell office:value-type="float" office:value="209.23">
            <text:p>209,23</text:p>
          </table:table-cell>
          <table:table-cell office:value-type="float" office:value="79.44">
            <text:p>79,44</text:p>
          </table:table-cell>
          <table:table-cell office:value-type="float" office:value="35.56">
            <text:p>35,56</text:p>
          </table:table-cell>
          <table:table-cell office:value-type="float" office:value="223.18">
            <text:p>223,18</text:p>
          </table:table-cell>
          <table:table-cell office:value-type="float" office:value="65.29">
            <text:p>65,29</text:p>
          </table:table-cell>
          <table:table-cell office:value-type="float" office:value="55.4">
            <text:p>55,40</text:p>
          </table:table-cell>
          <table:table-cell office:value-type="float" office:value="616.1">
            <text:p>616,10</text:p>
          </table:table-cell>
          <table:table-cell table:number-columns-repeated="2"/>
        </table:table-row>
        <table:table-row table:style-name="ro1">
          <table:table-cell office:value-type="string">
            <text:p>Partición 4-1</text:p>
          </table:table-cell>
          <table:table-cell office:value-type="float" office:value="95.08">
            <text:p>95,08</text:p>
          </table:table-cell>
          <table:table-cell office:value-type="float" office:value="36.67">
            <text:p>36,67</text:p>
          </table:table-cell>
          <table:table-cell office:value-type="float" office:value="198.48">
            <text:p>198,48</text:p>
          </table:table-cell>
          <table:table-cell office:value-type="float" office:value="70">
            <text:p>70,00</text:p>
          </table:table-cell>
          <table:table-cell office:value-type="float" office:value="34.44">
            <text:p>34,44</text:p>
          </table:table-cell>
          <table:table-cell office:value-type="float" office:value="237.56">
            <text:p>237,56</text:p>
          </table:table-cell>
          <table:table-cell office:value-type="float" office:value="64.77">
            <text:p>64,77</text:p>
          </table:table-cell>
          <table:table-cell office:value-type="float" office:value="54.32">
            <text:p>54,32</text:p>
          </table:table-cell>
          <table:table-cell office:value-type="float" office:value="688.28">
            <text:p>688,28</text:p>
          </table:table-cell>
          <table:table-cell table:number-columns-repeated="2"/>
        </table:table-row>
        <table:table-row table:style-name="ro1">
          <table:table-cell office:value-type="string">
            <text:p>Partición 4-2</text:p>
          </table:table-cell>
          <table:table-cell office:value-type="float" office:value="95.77">
            <text:p>95,77</text:p>
          </table:table-cell>
          <table:table-cell office:value-type="float" office:value="16.67">
            <text:p>16,67</text:p>
          </table:table-cell>
          <table:table-cell office:value-type="float" office:value="199.28">
            <text:p>199,28</text:p>
          </table:table-cell>
          <table:table-cell office:value-type="float" office:value="71.67">
            <text:p>71,67</text:p>
          </table:table-cell>
          <table:table-cell office:value-type="float" office:value="51.11">
            <text:p>51,11</text:p>
          </table:table-cell>
          <table:table-cell office:value-type="float" office:value="218.46">
            <text:p>218,46</text:p>
          </table:table-cell>
          <table:table-cell office:value-type="float" office:value="64.25">
            <text:p>64,25</text:p>
          </table:table-cell>
          <table:table-cell office:value-type="float" office:value="70.86">
            <text:p>70,86</text:p>
          </table:table-cell>
          <table:table-cell office:value-type="float" office:value="785.07">
            <text:p>785,07</text:p>
          </table:table-cell>
          <table:table-cell table:number-columns-repeated="2"/>
        </table:table-row>
        <table:table-row table:style-name="ro1">
          <table:table-cell office:value-type="string">
            <text:p>Partición 5-1</text:p>
          </table:table-cell>
          <table:table-cell office:value-type="float" office:value="94.0351">
            <text:p>94,04</text:p>
          </table:table-cell>
          <table:table-cell office:value-type="float" office:value="33.33">
            <text:p>33,33</text:p>
          </table:table-cell>
          <table:table-cell office:value-type="float" office:value="208.74">
            <text:p>208,74</text:p>
          </table:table-cell>
          <table:table-cell office:value-type="float" office:value="78.89">
            <text:p>78,89</text:p>
          </table:table-cell>
          <table:table-cell office:value-type="float" office:value="54.44">
            <text:p>54,44</text:p>
          </table:table-cell>
          <table:table-cell office:value-type="float" office:value="224.04">
            <text:p>224,04</text:p>
          </table:table-cell>
          <table:table-cell office:value-type="float" office:value="59.59">
            <text:p>59,59</text:p>
          </table:table-cell>
          <table:table-cell office:value-type="float" office:value="56.53">
            <text:p>56,53</text:p>
          </table:table-cell>
          <table:table-cell office:value-type="float" office:value="745.83">
            <text:p>745,8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artición 5-2</text:p>
          </table:table-cell>
          <table:table-cell office:value-type="float" office:value="98.59">
            <text:p>98,59</text:p>
          </table:table-cell>
          <table:table-cell office:value-type="float" office:value="30">
            <text:p>30,00</text:p>
          </table:table-cell>
          <table:table-cell office:value-type="float" office:value="198.94">
            <text:p>198,94</text:p>
          </table:table-cell>
          <table:table-cell office:value-type="float" office:value="75">
            <text:p>75,00</text:p>
          </table:table-cell>
          <table:table-cell office:value-type="float" office:value="35.56">
            <text:p>35,56</text:p>
          </table:table-cell>
          <table:table-cell office:value-type="float" office:value="215.45">
            <text:p>215,45</text:p>
          </table:table-cell>
          <table:table-cell office:value-type="float" office:value="63.73">
            <text:p>63,73</text:p>
          </table:table-cell>
          <table:table-cell office:value-type="float" office:value="59.35">
            <text:p>59,35</text:p>
          </table:table-cell>
          <table:table-cell office:value-type="float" office:value="711.21">
            <text:p>711,21</text:p>
          </table:table-cell>
          <table:table-cell table:number-columns-repeated="2"/>
        </table:table-row>
        <table:table-row table:style-name="ro1">
          <table:table-cell table:style-name="ce4" office:value-type="string">
            <text:p>Media</text:p>
          </table:table-cell>
          <table:table-cell table:formula="of:=AVERAGE([.B3:.B12])" office:value-type="float" office:value="95.74721">
            <text:p>95,75</text:p>
          </table:table-cell>
          <table:table-cell table:formula="of:=AVERAGE([.C3:.C12])" office:value-type="float" office:value="36">
            <text:p>36,00</text:p>
          </table:table-cell>
          <table:table-cell table:style-name="ce8" table:formula="of:=AVERAGE([.D3:.D12])" office:value-type="float" office:value="201.326">
            <text:p>201,33</text:p>
          </table:table-cell>
          <table:table-cell table:formula="of:=AVERAGE([.E3:.E12])" office:value-type="float" office:value="73.945">
            <text:p>73,95</text:p>
          </table:table-cell>
          <table:table-cell table:formula="of:=AVERAGE([.F3:.F12])" office:value-type="float" office:value="43.333">
            <text:p>43,33</text:p>
          </table:table-cell>
          <table:table-cell table:style-name="ce8" table:formula="of:=AVERAGE([.G3:.G12])" office:value-type="float" office:value="221.885">
            <text:p>221,89</text:p>
          </table:table-cell>
          <table:table-cell table:formula="of:=AVERAGE([.H3:.H12])" office:value-type="float" office:value="64.9245">
            <text:p>64,92</text:p>
          </table:table-cell>
          <table:table-cell table:formula="of:=AVERAGE([.I3:.I12])" office:value-type="float" office:value="62.307">
            <text:p>62,31</text:p>
          </table:table-cell>
          <table:table-cell table:style-name="ce8" table:formula="of:=AVERAGE([.J3:.J12])" office:value-type="float" office:value="746.186">
            <text:p>746,19</text:p>
          </table:table-cell>
          <table:table-cell table:number-columns-repeated="2"/>
        </table:table-row>
        <table:table-row table:style-name="ro2" table:number-rows-repeated="12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1"/>
          <table:table-cell table:style-name="ce15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1"/>
          <table:table-cell table:style-name="ce16" office:value-type="string" table:number-columns-spanned="3" table:number-rows-spanned="1">
            <text:p>Arritmia</text:p>
          </table:table-cell>
          <table:covered-table-cell table:style-name="ce9"/>
          <table:covered-table-cell table:style-name="ce17"/>
          <table:table-cell table:number-columns-repeated="2"/>
        </table:table-row>
        <table:table-row table:style-name="ro1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2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2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8" office:value-type="string">
            <text:p>T</text:p>
          </table:table-cell>
          <table:table-cell table:number-columns-repeated="2"/>
        </table:table-row>
        <table:table-row table:style-name="ro1">
          <table:table-cell office:value-type="string">
            <text:p>Partición 1-1</text:p>
          </table:table-cell>
          <table:table-cell office:value-type="float" office:value="95.09">
            <text:p>95,09</text:p>
          </table:table-cell>
          <table:table-cell office:value-type="float" office:value="76.67">
            <text:p>76,67</text:p>
          </table:table-cell>
          <table:table-cell office:value-type="float" office:value="195.79">
            <text:p>195,79</text:p>
          </table:table-cell>
          <table:table-cell office:value-type="float" office:value="71.67">
            <text:p>71,67</text:p>
          </table:table-cell>
          <table:table-cell office:value-type="float" office:value="36.67">
            <text:p>36,67</text:p>
          </table:table-cell>
          <table:table-cell office:value-type="float" office:value="202.26">
            <text:p>202,26</text:p>
          </table:table-cell>
          <table:table-cell office:value-type="float" office:value="64.77">
            <text:p>64,77</text:p>
          </table:table-cell>
          <table:table-cell office:value-type="float" office:value="55.76">
            <text:p>55,76</text:p>
          </table:table-cell>
          <table:table-cell office:value-type="float" office:value="604.57">
            <text:p>604,57</text:p>
          </table:table-cell>
          <table:table-cell table:number-columns-repeated="2"/>
        </table:table-row>
        <table:table-row table:style-name="ro1">
          <table:table-cell office:value-type="string">
            <text:p>Partición 1-2</text:p>
          </table:table-cell>
          <table:table-cell office:value-type="float" office:value="95.77">
            <text:p>95,77</text:p>
          </table:table-cell>
          <table:table-cell office:value-type="float" office:value="26.67">
            <text:p>26,67</text:p>
          </table:table-cell>
          <table:table-cell office:value-type="float" office:value="198.36">
            <text:p>198,36</text:p>
          </table:table-cell>
          <table:table-cell office:value-type="float" office:value="72.22">
            <text:p>72,22</text:p>
          </table:table-cell>
          <table:table-cell office:value-type="float" office:value="38.89">
            <text:p>38,89</text:p>
          </table:table-cell>
          <table:table-cell office:value-type="float" office:value="203.36">
            <text:p>203,36</text:p>
          </table:table-cell>
          <table:table-cell office:value-type="float" office:value="61.66">
            <text:p>61,66</text:p>
          </table:table-cell>
          <table:table-cell office:value-type="float" office:value="53.24">
            <text:p>53,24</text:p>
          </table:table-cell>
          <table:table-cell office:value-type="float" office:value="652.26">
            <text:p>652,26</text:p>
          </table:table-cell>
          <table:table-cell table:number-columns-repeated="2"/>
        </table:table-row>
        <table:table-row table:style-name="ro1">
          <table:table-cell office:value-type="string">
            <text:p>Partición 2-1</text:p>
          </table:table-cell>
          <table:table-cell office:value-type="float" office:value="95.79">
            <text:p>95,79</text:p>
          </table:table-cell>
          <table:table-cell office:value-type="float" office:value="33.33">
            <text:p>33,33</text:p>
          </table:table-cell>
          <table:table-cell office:value-type="float" office:value="195.07">
            <text:p>195,07</text:p>
          </table:table-cell>
          <table:table-cell office:value-type="float" office:value="70">
            <text:p>70,00</text:p>
          </table:table-cell>
          <table:table-cell office:value-type="float" office:value="55.56">
            <text:p>55,56</text:p>
          </table:table-cell>
          <table:table-cell office:value-type="float" office:value="205.19">
            <text:p>205,19</text:p>
          </table:table-cell>
          <table:table-cell office:value-type="float" office:value="71.5">
            <text:p>71,50</text:p>
          </table:table-cell>
          <table:table-cell office:value-type="float" office:value="67.63">
            <text:p>67,63</text:p>
          </table:table-cell>
          <table:table-cell office:value-type="float" office:value="590.99">
            <text:p>590,99</text:p>
          </table:table-cell>
          <table:table-cell table:number-columns-repeated="2"/>
        </table:table-row>
        <table:table-row table:style-name="ro1">
          <table:table-cell office:value-type="string">
            <text:p>Partición 2-2</text:p>
          </table:table-cell>
          <table:table-cell office:value-type="float" office:value="96.13">
            <text:p>96,13</text:p>
          </table:table-cell>
          <table:table-cell office:value-type="float" office:value="30">
            <text:p>30,00</text:p>
          </table:table-cell>
          <table:table-cell office:value-type="float" office:value="198.53">
            <text:p>198,53</text:p>
          </table:table-cell>
          <table:table-cell office:value-type="float" office:value="72.22">
            <text:p>72,22</text:p>
          </table:table-cell>
          <table:table-cell office:value-type="float" office:value="66.67">
            <text:p>66,67</text:p>
          </table:table-cell>
          <table:table-cell office:value-type="float" office:value="208.62">
            <text:p>208,62</text:p>
          </table:table-cell>
          <table:table-cell office:value-type="float" office:value="66.32">
            <text:p>66,32</text:p>
          </table:table-cell>
          <table:table-cell office:value-type="float" office:value="61.15">
            <text:p>61,15</text:p>
          </table:table-cell>
          <table:table-cell office:value-type="float" office:value="582.47">
            <text:p>582,47</text:p>
          </table:table-cell>
          <table:table-cell table:number-columns-repeated="2"/>
        </table:table-row>
        <table:table-row table:style-name="ro1">
          <table:table-cell office:value-type="string">
            <text:p>Partición 3-1</text:p>
          </table:table-cell>
          <table:table-cell office:value-type="float" office:value="95.79">
            <text:p>95,79</text:p>
          </table:table-cell>
          <table:table-cell office:value-type="float" office:value="36.67">
            <text:p>36,67</text:p>
          </table:table-cell>
          <table:table-cell office:value-type="float" office:value="198.67">
            <text:p>198,67</text:p>
          </table:table-cell>
          <table:table-cell office:value-type="float" office:value="74.44">
            <text:p>74,44</text:p>
          </table:table-cell>
          <table:table-cell office:value-type="float" office:value="30">
            <text:p>30,00</text:p>
          </table:table-cell>
          <table:table-cell office:value-type="float" office:value="209.41">
            <text:p>209,41</text:p>
          </table:table-cell>
          <table:table-cell office:value-type="float" office:value="66.84">
            <text:p>66,84</text:p>
          </table:table-cell>
          <table:table-cell office:value-type="float" office:value="69.78">
            <text:p>69,78</text:p>
          </table:table-cell>
          <table:table-cell office:value-type="float" office:value="583.24">
            <text:p>583,24</text:p>
          </table:table-cell>
          <table:table-cell table:number-columns-repeated="2"/>
        </table:table-row>
        <table:table-row table:style-name="ro1">
          <table:table-cell office:value-type="string">
            <text:p>Partición 3-2</text:p>
          </table:table-cell>
          <table:table-cell office:value-type="float" office:value="95.77">
            <text:p>95,77</text:p>
          </table:table-cell>
          <table:table-cell office:value-type="float" office:value="10">
            <text:p>10,00</text:p>
          </table:table-cell>
          <table:table-cell office:value-type="float" office:value="201.42">
            <text:p>201,42</text:p>
          </table:table-cell>
          <table:table-cell office:value-type="float" office:value="78.89">
            <text:p>78,89</text:p>
          </table:table-cell>
          <table:table-cell office:value-type="float" office:value="35.56">
            <text:p>35,56</text:p>
          </table:table-cell>
          <table:table-cell office:value-type="float" office:value="206.33">
            <text:p>206,33</text:p>
          </table:table-cell>
          <table:table-cell office:value-type="float" office:value="66.32">
            <text:p>66,32</text:p>
          </table:table-cell>
          <table:table-cell office:value-type="float" office:value="45.68">
            <text:p>45,68</text:p>
          </table:table-cell>
          <table:table-cell office:value-type="float" office:value="644">
            <text:p>644,00</text:p>
          </table:table-cell>
          <table:table-cell table:number-columns-repeated="2"/>
        </table:table-row>
        <table:table-row table:style-name="ro1">
          <table:table-cell office:value-type="string">
            <text:p>Partición 4-1</text:p>
          </table:table-cell>
          <table:table-cell office:value-type="float" office:value="96.49">
            <text:p>96,49</text:p>
          </table:table-cell>
          <table:table-cell office:value-type="float" office:value="23.33">
            <text:p>23,33</text:p>
          </table:table-cell>
          <table:table-cell office:value-type="float" office:value="198.79">
            <text:p>198,79</text:p>
          </table:table-cell>
          <table:table-cell office:value-type="float" office:value="69.44">
            <text:p>69,44</text:p>
          </table:table-cell>
          <table:table-cell office:value-type="float" office:value="37.78">
            <text:p>37,78</text:p>
          </table:table-cell>
          <table:table-cell office:value-type="float" office:value="208.23">
            <text:p>208,23</text:p>
          </table:table-cell>
          <table:table-cell office:value-type="float" office:value="66.32">
            <text:p>66,32</text:p>
          </table:table-cell>
          <table:table-cell office:value-type="float" office:value="52.88">
            <text:p>52,88</text:p>
          </table:table-cell>
          <table:table-cell office:value-type="float" office:value="579.15">
            <text:p>579,15</text:p>
          </table:table-cell>
          <table:table-cell table:number-columns-repeated="2"/>
        </table:table-row>
        <table:table-row table:style-name="ro1">
          <table:table-cell office:value-type="string">
            <text:p>Partición 4-2</text:p>
          </table:table-cell>
          <table:table-cell office:value-type="float" office:value="96.48">
            <text:p>96,48</text:p>
          </table:table-cell>
          <table:table-cell office:value-type="float" office:value="33.33">
            <text:p>33,33</text:p>
          </table:table-cell>
          <table:table-cell office:value-type="float" office:value="203.42">
            <text:p>203,42</text:p>
          </table:table-cell>
          <table:table-cell office:value-type="float" office:value="73.33">
            <text:p>73,33</text:p>
          </table:table-cell>
          <table:table-cell office:value-type="float" office:value="25.56">
            <text:p>25,56</text:p>
          </table:table-cell>
          <table:table-cell office:value-type="float" office:value="209.83">
            <text:p>209,83</text:p>
          </table:table-cell>
          <table:table-cell office:value-type="float" office:value="66.84">
            <text:p>66,84</text:p>
          </table:table-cell>
          <table:table-cell office:value-type="float" office:value="62.23">
            <text:p>62,23</text:p>
          </table:table-cell>
          <table:table-cell office:value-type="float" office:value="624.06">
            <text:p>624,06</text:p>
          </table:table-cell>
          <table:table-cell table:number-columns-repeated="2"/>
        </table:table-row>
        <table:table-row table:style-name="ro1">
          <table:table-cell office:value-type="string">
            <text:p>Partición 5-1</text:p>
          </table:table-cell>
          <table:table-cell office:value-type="float" office:value="94.04">
            <text:p>94,04</text:p>
          </table:table-cell>
          <table:table-cell office:value-type="float" office:value="33.33">
            <text:p>33,33</text:p>
          </table:table-cell>
          <table:table-cell office:value-type="float" office:value="198.12">
            <text:p>198,12</text:p>
          </table:table-cell>
          <table:table-cell office:value-type="float" office:value="76.11">
            <text:p>76,11</text:p>
          </table:table-cell>
          <table:table-cell office:value-type="float" office:value="51.11">
            <text:p>51,11</text:p>
          </table:table-cell>
          <table:table-cell office:value-type="float" office:value="204.82">
            <text:p>204,82</text:p>
          </table:table-cell>
          <table:table-cell office:value-type="float" office:value="62.69">
            <text:p>62,69</text:p>
          </table:table-cell>
          <table:table-cell office:value-type="float" office:value="57.55">
            <text:p>57,55</text:p>
          </table:table-cell>
          <table:table-cell office:value-type="float" office:value="590.92">
            <text:p>590,9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artición 5-2</text:p>
          </table:table-cell>
          <table:table-cell office:value-type="float" office:value="97.54">
            <text:p>97,54</text:p>
          </table:table-cell>
          <table:table-cell table:style-name="ce10" office:value-type="float" office:value="43.33">
            <text:p>43,33</text:p>
          </table:table-cell>
          <table:table-cell office:value-type="float" office:value="202.42">
            <text:p>202,42</text:p>
          </table:table-cell>
          <table:table-cell office:value-type="float" office:value="72.78">
            <text:p>72,78</text:p>
          </table:table-cell>
          <table:table-cell office:value-type="float" office:value="40">
            <text:p>40,00</text:p>
          </table:table-cell>
          <table:table-cell office:value-type="float" office:value="202.46">
            <text:p>202,46</text:p>
          </table:table-cell>
          <table:table-cell office:value-type="float" office:value="64.77">
            <text:p>64,77</text:p>
          </table:table-cell>
          <table:table-cell office:value-type="float" office:value="50.72">
            <text:p>50,72</text:p>
          </table:table-cell>
          <table:table-cell office:value-type="float" office:value="602.65">
            <text:p>602,65</text:p>
          </table:table-cell>
          <table:table-cell table:number-columns-repeated="2"/>
        </table:table-row>
        <table:table-row table:style-name="ro1">
          <table:table-cell table:style-name="ce4" office:value-type="string">
            <text:p>Media</text:p>
          </table:table-cell>
          <table:table-cell table:formula="of:=AVERAGE([.B28:.B37])" office:value-type="float" office:value="95.889">
            <text:p>95,89</text:p>
          </table:table-cell>
          <table:table-cell table:formula="of:=AVERAGE([.C28:.C37])" office:value-type="float" office:value="34.666">
            <text:p>34,67</text:p>
          </table:table-cell>
          <table:table-cell table:style-name="ce8" table:formula="of:=AVERAGE([.D28:.D37])" office:value-type="float" office:value="199.059">
            <text:p>199,06</text:p>
          </table:table-cell>
          <table:table-cell table:formula="of:=AVERAGE([.E28:.E37])" office:value-type="float" office:value="73.11">
            <text:p>73,11</text:p>
          </table:table-cell>
          <table:table-cell table:formula="of:=AVERAGE([.F28:.F37])" office:value-type="float" office:value="41.78">
            <text:p>41,78</text:p>
          </table:table-cell>
          <table:table-cell table:style-name="ce8" table:formula="of:=AVERAGE([.G28:.G37])" office:value-type="float" office:value="206.051">
            <text:p>206,05</text:p>
          </table:table-cell>
          <table:table-cell table:formula="of:=AVERAGE([.H28:.H37])" office:value-type="float" office:value="65.803">
            <text:p>65,80</text:p>
          </table:table-cell>
          <table:table-cell table:formula="of:=AVERAGE([.I28:.I37])" office:value-type="float" office:value="57.662">
            <text:p>57,66</text:p>
          </table:table-cell>
          <table:table-cell table:style-name="ce8" table:formula="of:=AVERAGE([.J28:.J37])" office:value-type="float" office:value="605.431">
            <text:p>605,43</text:p>
          </table:table-cell>
          <table:table-cell table:number-columns-repeated="2"/>
        </table:table-row>
        <table:table-row table:style-name="ro2" table:number-rows-repeated="4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1"/>
          <table:table-cell table:style-name="ce15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1"/>
          <table:table-cell table:style-name="ce16" office:value-type="string" table:number-columns-spanned="3" table:number-rows-spanned="1">
            <text:p>Arritmia</text:p>
          </table:table-cell>
          <table:covered-table-cell table:style-name="ce9"/>
          <table:covered-table-cell table:style-name="ce17"/>
          <table:table-cell table:number-columns-repeated="2"/>
        </table:table-row>
        <table:table-row table:style-name="ro1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2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2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8" office:value-type="string">
            <text:p>T</text:p>
          </table:table-cell>
          <table:table-cell table:number-columns-repeated="2"/>
        </table:table-row>
        <table:table-row table:style-name="ro1">
          <table:table-cell office:value-type="string">
            <text:p>Partición 1-1</text:p>
          </table:table-cell>
          <table:table-cell office:value-type="float" office:value="95.09">
            <text:p>95,09</text:p>
          </table:table-cell>
          <table:table-cell office:value-type="float" office:value="76.67">
            <text:p>76,67</text:p>
          </table:table-cell>
          <table:table-cell office:value-type="float" office:value="207.27">
            <text:p>207,27</text:p>
          </table:table-cell>
          <table:table-cell office:value-type="float" office:value="71.11">
            <text:p>71,11</text:p>
          </table:table-cell>
          <table:table-cell office:value-type="float" office:value="38.89">
            <text:p>38,89</text:p>
          </table:table-cell>
          <table:table-cell office:value-type="float" office:value="208.67">
            <text:p>208,67</text:p>
          </table:table-cell>
          <table:table-cell office:value-type="float" office:value="63.73">
            <text:p>63,73</text:p>
          </table:table-cell>
          <table:table-cell office:value-type="float" office:value="50.36">
            <text:p>50,36</text:p>
          </table:table-cell>
          <table:table-cell office:value-type="float" office:value="615.17">
            <text:p>615,17</text:p>
          </table:table-cell>
          <table:table-cell table:number-columns-repeated="2"/>
        </table:table-row>
        <table:table-row table:style-name="ro1">
          <table:table-cell office:value-type="string">
            <text:p>Partición 1-2</text:p>
          </table:table-cell>
          <table:table-cell office:value-type="float" office:value="96.13">
            <text:p>96,13</text:p>
          </table:table-cell>
          <table:table-cell office:value-type="float" office:value="26.67">
            <text:p>26,67</text:p>
          </table:table-cell>
          <table:table-cell office:value-type="float" office:value="204.99">
            <text:p>204,99</text:p>
          </table:table-cell>
          <table:table-cell office:value-type="float" office:value="75.56">
            <text:p>75,56</text:p>
          </table:table-cell>
          <table:table-cell office:value-type="float" office:value="32.22">
            <text:p>32,22</text:p>
          </table:table-cell>
          <table:table-cell office:value-type="float" office:value="212.6">
            <text:p>212,60</text:p>
          </table:table-cell>
          <table:table-cell office:value-type="float" office:value="59.59">
            <text:p>59,59</text:p>
          </table:table-cell>
          <table:table-cell office:value-type="float" office:value="69.42">
            <text:p>69,42</text:p>
          </table:table-cell>
          <table:table-cell office:value-type="float" office:value="595.58">
            <text:p>595,58</text:p>
          </table:table-cell>
          <table:table-cell table:number-columns-repeated="2"/>
        </table:table-row>
        <table:table-row table:style-name="ro1">
          <table:table-cell office:value-type="string">
            <text:p>Partición 2-1</text:p>
          </table:table-cell>
          <table:table-cell office:value-type="float" office:value="95.79">
            <text:p>95,79</text:p>
          </table:table-cell>
          <table:table-cell office:value-type="float" office:value="33.33">
            <text:p>33,33</text:p>
          </table:table-cell>
          <table:table-cell office:value-type="float" office:value="203.83">
            <text:p>203,83</text:p>
          </table:table-cell>
          <table:table-cell office:value-type="float" office:value="69.44">
            <text:p>69,44</text:p>
          </table:table-cell>
          <table:table-cell office:value-type="float" office:value="55.56">
            <text:p>55,56</text:p>
          </table:table-cell>
          <table:table-cell office:value-type="float" office:value="209.04">
            <text:p>209,04</text:p>
          </table:table-cell>
          <table:table-cell office:value-type="float" office:value="69.95">
            <text:p>69,95</text:p>
          </table:table-cell>
          <table:table-cell office:value-type="float" office:value="69.06">
            <text:p>69,06</text:p>
          </table:table-cell>
          <table:table-cell office:value-type="float" office:value="565.53">
            <text:p>565,53</text:p>
          </table:table-cell>
          <table:table-cell table:number-columns-repeated="2"/>
        </table:table-row>
        <table:table-row table:style-name="ro1">
          <table:table-cell office:value-type="string">
            <text:p>Partición 2-2</text:p>
          </table:table-cell>
          <table:table-cell office:value-type="float" office:value="94.37">
            <text:p>94,37</text:p>
          </table:table-cell>
          <table:table-cell office:value-type="float" office:value="30">
            <text:p>30,00</text:p>
          </table:table-cell>
          <table:table-cell office:value-type="float" office:value="201.48">
            <text:p>201,48</text:p>
          </table:table-cell>
          <table:table-cell office:value-type="float" office:value="75.56">
            <text:p>75,56</text:p>
          </table:table-cell>
          <table:table-cell office:value-type="float" office:value="74.44">
            <text:p>74,44</text:p>
          </table:table-cell>
          <table:table-cell office:value-type="float" office:value="212.1">
            <text:p>212,10</text:p>
          </table:table-cell>
          <table:table-cell office:value-type="float" office:value="62.69">
            <text:p>62,69</text:p>
          </table:table-cell>
          <table:table-cell office:value-type="float" office:value="49.64">
            <text:p>49,64</text:p>
          </table:table-cell>
          <table:table-cell office:value-type="float" office:value="577.66">
            <text:p>577,66</text:p>
          </table:table-cell>
          <table:table-cell table:number-columns-repeated="2"/>
        </table:table-row>
        <table:table-row table:style-name="ro1">
          <table:table-cell office:value-type="string">
            <text:p>Partición 3-1</text:p>
          </table:table-cell>
          <table:table-cell office:value-type="float" office:value="94.74">
            <text:p>94,74</text:p>
          </table:table-cell>
          <table:table-cell office:value-type="float" office:value="33.33">
            <text:p>33,33</text:p>
          </table:table-cell>
          <table:table-cell office:value-type="float" office:value="199.32">
            <text:p>199,32</text:p>
          </table:table-cell>
          <table:table-cell office:value-type="float" office:value="73.89">
            <text:p>73,89</text:p>
          </table:table-cell>
          <table:table-cell office:value-type="float" office:value="42.22">
            <text:p>42,22</text:p>
          </table:table-cell>
          <table:table-cell office:value-type="float" office:value="210.39">
            <text:p>210,39</text:p>
          </table:table-cell>
          <table:table-cell office:value-type="float" office:value="66.84">
            <text:p>66,84</text:p>
          </table:table-cell>
          <table:table-cell office:value-type="float" office:value="74.46">
            <text:p>74,46</text:p>
          </table:table-cell>
          <table:table-cell office:value-type="float" office:value="579.01">
            <text:p>579,01</text:p>
          </table:table-cell>
          <table:table-cell table:number-columns-repeated="2"/>
        </table:table-row>
        <table:table-row table:style-name="ro1">
          <table:table-cell office:value-type="string">
            <text:p>Partición 3-2</text:p>
          </table:table-cell>
          <table:table-cell office:value-type="float" office:value="97.54">
            <text:p>97,54</text:p>
          </table:table-cell>
          <table:table-cell office:value-type="float" office:value="53.33">
            <text:p>53,33</text:p>
          </table:table-cell>
          <table:table-cell office:value-type="float" office:value="202.01">
            <text:p>202,01</text:p>
          </table:table-cell>
          <table:table-cell office:value-type="float" office:value="78.89">
            <text:p>78,89</text:p>
          </table:table-cell>
          <table:table-cell office:value-type="float" office:value="17.78">
            <text:p>17,78</text:p>
          </table:table-cell>
          <table:table-cell office:value-type="float" office:value="213.54">
            <text:p>213,54</text:p>
          </table:table-cell>
          <table:table-cell office:value-type="float" office:value="65.8">
            <text:p>65,80</text:p>
          </table:table-cell>
          <table:table-cell office:value-type="float" office:value="58.63">
            <text:p>58,63</text:p>
          </table:table-cell>
          <table:table-cell office:value-type="float" office:value="603.87">
            <text:p>603,87</text:p>
          </table:table-cell>
          <table:table-cell table:number-columns-repeated="2"/>
        </table:table-row>
        <table:table-row table:style-name="ro1">
          <table:table-cell office:value-type="string">
            <text:p>Partición 4-1</text:p>
          </table:table-cell>
          <table:table-cell office:value-type="float" office:value="96.49">
            <text:p>96,49</text:p>
          </table:table-cell>
          <table:table-cell office:value-type="float" office:value="20">
            <text:p>20,00</text:p>
          </table:table-cell>
          <table:table-cell office:value-type="float" office:value="199.1">
            <text:p>199,10</text:p>
          </table:table-cell>
          <table:table-cell office:value-type="float" office:value="69.44">
            <text:p>69,44</text:p>
          </table:table-cell>
          <table:table-cell office:value-type="float" office:value="36.67">
            <text:p>36,67</text:p>
          </table:table-cell>
          <table:table-cell office:value-type="float" office:value="209.11">
            <text:p>209,11</text:p>
          </table:table-cell>
          <table:table-cell office:value-type="float" office:value="65.8">
            <text:p>65,80</text:p>
          </table:table-cell>
          <table:table-cell office:value-type="float" office:value="56.12">
            <text:p>56,12</text:p>
          </table:table-cell>
          <table:table-cell office:value-type="float" office:value="587.47">
            <text:p>587,47</text:p>
          </table:table-cell>
          <table:table-cell table:number-columns-repeated="2"/>
        </table:table-row>
        <table:table-row table:style-name="ro1">
          <table:table-cell office:value-type="string">
            <text:p>Partición 4-2</text:p>
          </table:table-cell>
          <table:table-cell office:value-type="float" office:value="95.07">
            <text:p>95,07</text:p>
          </table:table-cell>
          <table:table-cell office:value-type="float" office:value="36.67">
            <text:p>36,67</text:p>
          </table:table-cell>
          <table:table-cell office:value-type="float" office:value="203.99">
            <text:p>203,99</text:p>
          </table:table-cell>
          <table:table-cell office:value-type="float" office:value="75">
            <text:p>75,00</text:p>
          </table:table-cell>
          <table:table-cell office:value-type="float" office:value="55.56">
            <text:p>55,56</text:p>
          </table:table-cell>
          <table:table-cell office:value-type="float" office:value="209.23">
            <text:p>209,23</text:p>
          </table:table-cell>
          <table:table-cell office:value-type="float" office:value="66.84">
            <text:p>66,84</text:p>
          </table:table-cell>
          <table:table-cell office:value-type="float" office:value="64.39">
            <text:p>64,39</text:p>
          </table:table-cell>
          <table:table-cell office:value-type="float" office:value="596.79">
            <text:p>596,79</text:p>
          </table:table-cell>
          <table:table-cell table:number-columns-repeated="2"/>
        </table:table-row>
        <table:table-row table:style-name="ro1">
          <table:table-cell office:value-type="string">
            <text:p>Partición 5-1</text:p>
          </table:table-cell>
          <table:table-cell office:value-type="float" office:value="94.04">
            <text:p>94,04</text:p>
          </table:table-cell>
          <table:table-cell office:value-type="float" office:value="26.67">
            <text:p>26,67</text:p>
          </table:table-cell>
          <table:table-cell office:value-type="float" office:value="206.1">
            <text:p>206,10</text:p>
          </table:table-cell>
          <table:table-cell office:value-type="float" office:value="79.44">
            <text:p>79,44</text:p>
          </table:table-cell>
          <table:table-cell office:value-type="float" office:value="47.78">
            <text:p>47,78</text:p>
          </table:table-cell>
          <table:table-cell office:value-type="float" office:value="205.25">
            <text:p>205,25</text:p>
          </table:table-cell>
          <table:table-cell office:value-type="float" office:value="62.69">
            <text:p>62,69</text:p>
          </table:table-cell>
          <table:table-cell office:value-type="float" office:value="60.43">
            <text:p>60,43</text:p>
          </table:table-cell>
          <table:table-cell office:value-type="float" office:value="614.52">
            <text:p>614,5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artición 5-2</text:p>
          </table:table-cell>
          <table:table-cell office:value-type="float" office:value="96.13">
            <text:p>96,13</text:p>
          </table:table-cell>
          <table:table-cell office:value-type="float" office:value="56.67">
            <text:p>56,67</text:p>
          </table:table-cell>
          <table:table-cell office:value-type="float" office:value="207.15">
            <text:p>207,15</text:p>
          </table:table-cell>
          <table:table-cell office:value-type="float" office:value="75">
            <text:p>75,00</text:p>
          </table:table-cell>
          <table:table-cell office:value-type="float" office:value="40">
            <text:p>40,00</text:p>
          </table:table-cell>
          <table:table-cell office:value-type="float" office:value="210.46">
            <text:p>210,46</text:p>
          </table:table-cell>
          <table:table-cell office:value-type="float" office:value="67.36">
            <text:p>67,36</text:p>
          </table:table-cell>
          <table:table-cell office:value-type="float" office:value="60.07">
            <text:p>60,07</text:p>
          </table:table-cell>
          <table:table-cell office:value-type="float" office:value="578.15">
            <text:p>578,15</text:p>
          </table:table-cell>
          <table:table-cell table:number-columns-repeated="2"/>
        </table:table-row>
        <table:table-row table:style-name="ro1">
          <table:table-cell table:style-name="ce4" office:value-type="string">
            <text:p>Media</text:p>
          </table:table-cell>
          <table:table-cell table:formula="of:=AVERAGE([.B45:.B54])" office:value-type="float" office:value="95.539">
            <text:p>95,54</text:p>
          </table:table-cell>
          <table:table-cell table:formula="of:=AVERAGE([.C45:.C54])" office:value-type="float" office:value="39.334">
            <text:p>39,33</text:p>
          </table:table-cell>
          <table:table-cell table:style-name="ce8" table:formula="of:=AVERAGE([.D45:.D54])" office:value-type="float" office:value="203.524">
            <text:p>203,52</text:p>
          </table:table-cell>
          <table:table-cell table:formula="of:=AVERAGE([.E45:.E54])" office:value-type="float" office:value="74.333">
            <text:p>74,33</text:p>
          </table:table-cell>
          <table:table-cell table:formula="of:=AVERAGE([.F45:.F54])" office:value-type="float" office:value="44.112">
            <text:p>44,11</text:p>
          </table:table-cell>
          <table:table-cell table:style-name="ce8" table:formula="of:=AVERAGE([.G45:.G54])" office:value-type="float" office:value="210.039">
            <text:p>210,04</text:p>
          </table:table-cell>
          <table:table-cell table:formula="of:=AVERAGE([.H45:.H54])" office:value-type="float" office:value="65.129">
            <text:p>65,13</text:p>
          </table:table-cell>
          <table:table-cell table:formula="of:=AVERAGE([.I45:.I54])" office:value-type="float" office:value="61.258">
            <text:p>61,26</text:p>
          </table:table-cell>
          <table:table-cell table:style-name="ce8" table:formula="of:=AVERAGE([.J45:.J54])" office:value-type="float" office:value="591.375">
            <text:p>591,38</text:p>
          </table:table-cell>
          <table:table-cell table:number-columns-repeated="2"/>
        </table:table-row>
        <table:table-row table:style-name="ro2" table:number-rows-repeated="6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1"/>
          <table:table-cell table:style-name="ce15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1"/>
          <table:table-cell table:style-name="ce16" office:value-type="string" table:number-columns-spanned="3" table:number-rows-spanned="1">
            <text:p>Arrhythmia</text:p>
          </table:table-cell>
          <table:covered-table-cell table:style-name="ce9"/>
          <table:covered-table-cell table:style-name="ce17"/>
          <table:table-cell table:number-columns-repeated="2"/>
        </table:table-row>
        <table:table-row table:style-name="ro1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2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2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8" office:value-type="string">
            <text:p>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3-NN</text:p>
          </table:table-cell>
          <table:table-cell table:style-name="ce1" office:value-type="float" office:value="96.31">
            <text:p>96,31</text:p>
          </table:table-cell>
          <table:table-cell table:style-name="ce1" office:value-type="string">
            <text:p>X</text:p>
          </table:table-cell>
          <table:table-cell table:style-name="ce14" office:value-type="float" office:value="0.01">
            <text:p>0,01</text:p>
          </table:table-cell>
          <table:table-cell table:style-name="ce1" office:value-type="float" office:value="73.5">
            <text:p>73,5</text:p>
          </table:table-cell>
          <table:table-cell table:style-name="ce1" office:value-type="string">
            <text:p>X</text:p>
          </table:table-cell>
          <table:table-cell table:style-name="ce14" office:value-type="float" office:value="0.01">
            <text:p>0,01</text:p>
          </table:table-cell>
          <table:table-cell table:style-name="ce1" office:value-type="float" office:value="63.84">
            <text:p>63,84</text:p>
          </table:table-cell>
          <table:table-cell table:style-name="ce1" office:value-type="string">
            <text:p>X</text:p>
          </table:table-cell>
          <table:table-cell table:style-name="ce1" office:value-type="float" office:value="0.04">
            <text:p>0,04</text:p>
          </table:table-cell>
          <table:table-cell table:number-columns-repeated="2"/>
        </table:table-row>
        <table:table-row table:style-name="ro1">
          <table:table-cell table:style-name="ce5" office:value-type="string">
            <text:p>SFS</text:p>
          </table:table-cell>
          <table:table-cell office:value-type="float" office:value="93.92">
            <text:p>93,92</text:p>
          </table:table-cell>
          <table:table-cell office:value-type="float" office:value="88">
            <text:p>88,00</text:p>
          </table:table-cell>
          <table:table-cell table:style-name="ce8" office:value-type="float" office:value="1.79">
            <text:p>1,79</text:p>
          </table:table-cell>
          <table:table-cell office:value-type="float" office:value="69">
            <text:p>69,00</text:p>
          </table:table-cell>
          <table:table-cell office:value-type="float" office:value="89.44">
            <text:p>89,44</text:p>
          </table:table-cell>
          <table:table-cell table:style-name="ce8" office:value-type="float" office:value="12.35">
            <text:p>12,35</text:p>
          </table:table-cell>
          <table:table-cell office:value-type="float" office:value="68.14">
            <text:p>68,14</text:p>
          </table:table-cell>
          <table:table-cell office:value-type="float" office:value="97.91">
            <text:p>97,91</text:p>
          </table:table-cell>
          <table:table-cell table:style-name="ce8" office:value-type="float" office:value="73.45">
            <text:p>73,45</text:p>
          </table:table-cell>
          <table:table-cell table:number-columns-repeated="2"/>
        </table:table-row>
        <table:table-row table:style-name="ro3">
          <table:table-cell table:style-name="ce4" office:value-type="string">
            <text:p>AM-(10,1.0)</text:p>
            <text:p/>
          </table:table-cell>
          <table:table-cell office:value-type="float" office:value="95.75">
            <text:p>95,75</text:p>
          </table:table-cell>
          <table:table-cell office:value-type="float" office:value="36">
            <text:p>36,00</text:p>
          </table:table-cell>
          <table:table-cell table:style-name="ce8" office:value-type="float" office:value="201.33">
            <text:p>201,33</text:p>
          </table:table-cell>
          <table:table-cell office:value-type="float" office:value="73.95">
            <text:p>73,95</text:p>
          </table:table-cell>
          <table:table-cell office:value-type="float" office:value="43.33">
            <text:p>43,33</text:p>
          </table:table-cell>
          <table:table-cell table:style-name="ce8" office:value-type="float" office:value="221.89">
            <text:p>221,89</text:p>
          </table:table-cell>
          <table:table-cell office:value-type="float" office:value="64.92">
            <text:p>64,92</text:p>
          </table:table-cell>
          <table:table-cell office:value-type="float" office:value="62.31">
            <text:p>62,31</text:p>
          </table:table-cell>
          <table:table-cell table:style-name="ce8" office:value-type="float" office:value="746.19">
            <text:p>746,19</text:p>
          </table:table-cell>
          <table:table-cell table:number-columns-repeated="2"/>
        </table:table-row>
        <table:table-row table:style-name="ro3">
          <table:table-cell table:style-name="ce4" office:value-type="string">
            <text:p>AM-(10,0.1)</text:p>
            <text:p/>
          </table:table-cell>
          <table:table-cell table:style-name="ce1" office:value-type="float" office:value="95.89">
            <text:p>95,89</text:p>
          </table:table-cell>
          <table:table-cell table:style-name="ce1" office:value-type="float" office:value="34.67">
            <text:p>34,67</text:p>
          </table:table-cell>
          <table:table-cell table:style-name="ce14" office:value-type="float" office:value="199.06">
            <text:p>199,06</text:p>
          </table:table-cell>
          <table:table-cell table:style-name="ce1" office:value-type="float" office:value="73.11">
            <text:p>73,11</text:p>
          </table:table-cell>
          <table:table-cell table:style-name="ce1" office:value-type="float" office:value="41.78">
            <text:p>41,78</text:p>
          </table:table-cell>
          <table:table-cell table:style-name="ce14" office:value-type="float" office:value="206.05">
            <text:p>206,05</text:p>
          </table:table-cell>
          <table:table-cell table:style-name="ce1" office:value-type="float" office:value="65.8">
            <text:p>65,8</text:p>
          </table:table-cell>
          <table:table-cell table:style-name="ce1" office:value-type="float" office:value="57.66">
            <text:p>57,66</text:p>
          </table:table-cell>
          <table:table-cell table:style-name="ce1" office:value-type="float" office:value="605.43">
            <text:p>605,43</text:p>
          </table:table-cell>
          <table:table-cell table:number-columns-repeated="2"/>
        </table:table-row>
        <table:table-row table:style-name="ro4">
          <table:table-cell table:style-name="ce4" office:value-type="string">
            <text:p>AM-(10,0.1mej)</text:p>
          </table:table-cell>
          <table:table-cell table:style-name="ce1" office:value-type="float" office:value="95.54">
            <text:p>95,54</text:p>
          </table:table-cell>
          <table:table-cell table:style-name="ce1" office:value-type="float" office:value="39.33">
            <text:p>39,33</text:p>
          </table:table-cell>
          <table:table-cell table:style-name="ce14" office:value-type="float" office:value="203.52">
            <text:p>203,52</text:p>
          </table:table-cell>
          <table:table-cell table:style-name="ce1" office:value-type="float" office:value="74.33">
            <text:p>74,33</text:p>
          </table:table-cell>
          <table:table-cell table:style-name="ce1" office:value-type="float" office:value="44.11">
            <text:p>44,11</text:p>
          </table:table-cell>
          <table:table-cell table:style-name="ce14" office:value-type="float" office:value="210.04">
            <text:p>210,04</text:p>
          </table:table-cell>
          <table:table-cell table:style-name="ce1" office:value-type="float" office:value="65.13">
            <text:p>65,13</text:p>
          </table:table-cell>
          <table:table-cell table:style-name="ce1" office:value-type="float" office:value="61.26">
            <text:p>61,26</text:p>
          </table:table-cell>
          <table:table-cell table:style-name="ce1" office:value-type="float" office:value="591.38">
            <text:p>591,38</text:p>
          </table:table-cell>
          <table:table-cell table:number-columns-repeated="2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Sí</number:text>
    </number:number-style>
    <number:number-style style:name="N122P1" style:volatile="true">
      <number:text>Sí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Verdadero</number:text>
    </number:number-style>
    <number:number-style style:name="N123P1" style:volatile="true">
      <number:text>Verdadero</number:text>
    </number:number-style>
    <number:number-style style:name="N123">
      <number:text>Fals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Activado</number:text>
    </number:number-style>
    <number:number-style style:name="N124P1" style:volatile="true">
      <number:text>Activado</number:text>
    </number:number-style>
    <number:number-style style:name="N124">
      <number:text>Desactivado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number:number-style style:name="N126">
      <number:number number:decimal-places="4" number:min-integer-digits="1"/>
    </number:number-style>
    <number:number-style style:name="N127">
      <number:number number:decimal-places="6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7-11T14:03:42</meta:creation-date>
    <dc:date>2016-07-11T16:01:53</dc:date>
    <dc:creator>Miguel </dc:creator>
    <meta:editing-duration>PT1H45M48S</meta:editing-duration>
    <meta:editing-cycles>4</meta:editing-cycles>
    <meta:generator>LibreOffice/3.5$Linux_X86_64 LibreOffice_project/350m1$Build-2</meta:generator>
    <meta:document-statistic meta:table-count="3" meta:cell-count="429" meta:object-count="0"/>
  </office:meta>
</office:document-meta>
</file>